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Util.jarDir( String directory , String zip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rUtil.zipDir( String directory , String zi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rUtil.zipDir( String directory , ZipOutputStream zos , String path , Set &lt; String &gt; exclus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